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text-properties officeooo:rsid="00089c40" officeooo:paragraph-rsid="00089c40"/>
    </style:style>
    <style:style style:name="P2" style:family="paragraph" style:parent-style-name="Text_20_body" style:list-style-name="L1">
      <style:text-properties officeooo:rsid="000988fc" officeooo:paragraph-rsid="000988fc"/>
    </style:style>
    <style:style style:name="P3" style:family="paragraph" style:parent-style-name="Text_20_body" style:list-style-name="L1">
      <style:text-properties officeooo:rsid="000ae11b" officeooo:paragraph-rsid="000ae11b"/>
    </style:style>
    <style:style style:name="P4" style:family="paragraph" style:parent-style-name="Text_20_body" style:list-style-name="L1">
      <style:text-properties officeooo:rsid="000c88a2" officeooo:paragraph-rsid="000c88a2"/>
    </style:style>
    <style:style style:name="P5" style:family="paragraph" style:parent-style-name="Title">
      <style:text-properties officeooo:rsid="0005fd52" officeooo:paragraph-rsid="0005fd52"/>
    </style:style>
    <style:style style:name="T1" style:family="text">
      <style:text-properties officeooo:rsid="000d231e"/>
    </style:style>
    <style:style style:name="T2" style:family="text">
      <style:text-properties officeooo:rsid="000dfd30"/>
    </style:style>
    <style:style style:name="T3" style:family="text">
      <style:text-properties officeooo:rsid="000e202f"/>
    </style:style>
    <style:style style:name="T4" style:family="text">
      <style:text-properties officeooo:rsid="000edfec"/>
    </style:style>
    <style:style style:name="T5" style:family="text">
      <style:text-properties officeooo:rsid="0013a6af"/>
    </style:style>
    <style:style style:name="T6" style:family="text">
      <style:text-properties officeooo:rsid="0014c4ad"/>
    </style:style>
    <style:style style:name="T7" style:family="text">
      <style:text-properties officeooo:rsid="00154666"/>
    </style:style>
    <style:style style:name="T8" style:family="text">
      <style:text-properties officeooo:rsid="0015ed50"/>
    </style:style>
    <style:style style:name="T9" style:family="text">
      <style:text-properties officeooo:rsid="00168869"/>
    </style:style>
    <style:style style:name="T10" style:family="text">
      <style:text-properties officeooo:rsid="0017b680"/>
    </style:style>
    <style:style style:name="T11" style:family="text">
      <style:text-properties officeooo:rsid="001978db"/>
    </style:style>
    <style:style style:name="T12" style:family="text">
      <style:text-properties officeooo:rsid="001ac7f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List of Indian Sates and Union Territories by Poverty Rate</text:p>
      <text:list xml:id="list2854046010" text:style-name="L1">
        <text:list-item>
          <text:p text:style-name="P1">This is a list of states and union territories of india ranked according to poverty as on 16 september 2013. the list is compiled from the annual report of reserve bank of india published in 2013. the rank is calculated according to the percentage of people below poverty-line and is based on MRP-consumption.</text:p>
        </text:list-item>
        <text:list-item>
          <text:p text:style-name="P2">Goa rank best with least poverty of 5.09% while national average stands at 21.92%</text:p>
        </text:list-item>
        <text:list-item>
          <text:p text:style-name="P3">Least Poverty States are</text:p>
          <text:list>
            <text:list-item>
              <text:p text:style-name="P3">Goa <text:span text:style-name="T1">(5.09%)</text:span></text:p>
            </text:list-item>
            <text:list-item>
              <text:p text:style-name="P3">Kerala <text:span text:style-name="T1">(7.05)</text:span></text:p>
            </text:list-item>
            <text:list-item>
              <text:p text:style-name="P3">Himachal Pradesh <text:span text:style-name="T1">(8.06)</text:span></text:p>
            </text:list-item>
            <text:list-item>
              <text:p text:style-name="P3">Sikkim <text:span text:style-name="T2">(8.19)</text:span></text:p>
            </text:list-item>
            <text:list-item>
              <text:p text:style-name="P3">Punjab <text:span text:style-name="T2">(8.26)</text:span></text:p>
            </text:list-item>
            <text:list-item>
              <text:p text:style-name="P3">Andhra Pradesh (Telangana) <text:span text:style-name="T2">(9.20)</text:span></text:p>
            </text:list-item>
            <text:list-item>
              <text:p text:style-name="P3">Jammu and Kashimir <text:span text:style-name="T2">(10.35)</text:span></text:p>
            </text:list-item>
            <text:list-item>
              <text:p text:style-name="P4">Haryana <text:span text:style-name="T2">(11.16)</text:span></text:p>
            </text:list-item>
            <text:list-item>
              <text:p text:style-name="P4">Uttarakhand <text:span text:style-name="T2">(11.26)</text:span></text:p>
            </text:list-item>
            <text:list-item>
              <text:p text:style-name="P4">Tamil Nadu <text:span text:style-name="T2">(11.28)</text:span></text:p>
            </text:list-item>
            <text:list-item>
              <text:p text:style-name="P4">Tripura <text:span text:style-name="T2">(11.87)</text:span></text:p>
            </text:list-item>
            <text:list-item>
              <text:p text:style-name="P4">Rajasthan <text:span text:style-name="T2">(14.05)</text:span></text:p>
            </text:list-item>
          </text:list>
        </text:list-item>
        <text:list-item>
          <text:p text:style-name="P4">Highest Poverty</text:p>
          <text:list>
            <text:list-item>
              <text:p text:style-name="P4">Gujarat <text:span text:style-name="T12">(16.63)</text:span></text:p>
            </text:list-item>
            <text:list-item>
              <text:p text:style-name="P4">Maharastra <text:span text:style-name="T11">(17.35)</text:span></text:p>
            </text:list-item>
            <text:list-item>
              <text:p text:style-name="P4">Nagaland <text:span text:style-name="T10">(18.88)</text:span></text:p>
            </text:list-item>
            <text:list-item>
              <text:p text:style-name="P4">West Bangal <text:span text:style-name="T9">(19.98)</text:span></text:p>
            </text:list-item>
            <text:list-item>
              <text:p text:style-name="P4">Mizoram <text:span text:style-name="T9">(20.87)</text:span></text:p>
            </text:list-item>
            <text:list-item>
              <text:p text:style-name="P4">Karnataka <text:span text:style-name="T8">(20.91)</text:span></text:p>
            </text:list-item>
            <text:list-item>
              <text:p text:style-name="P4">Uttar Pradesh <text:span text:style-name="T7">(29.43)</text:span></text:p>
            </text:list-item>
            <text:list-item>
              <text:p text:style-name="P4">Madhya Pradesh <text:span text:style-name="T7">(31.65)</text:span></text:p>
            </text:list-item>
            <text:list-item>
              <text:p text:style-name="P4">Assam <text:span text:style-name="T6">(31.98)</text:span></text:p>
            </text:list-item>
            <text:list-item>
              <text:p text:style-name="P4">Odisha <text:span text:style-name="T6">(32.59)</text:span></text:p>
            </text:list-item>
            <text:list-item>
              <text:p text:style-name="P4"><text:soft-page-break/>Bihar <text:span text:style-name="T5">(33.74)</text:span></text:p>
            </text:list-item>
            <text:list-item>
              <text:p text:style-name="P4">Arunachal Pradesh <text:span text:style-name="T5">(34.67)</text:span></text:p>
            </text:list-item>
            <text:list-item>
              <text:p text:style-name="P4">Manipur <text:span text:style-name="T4">(36.89)</text:span></text:p>
            </text:list-item>
            <text:list-item>
              <text:p text:style-name="P4">Jharkhand <text:span text:style-name="T3">(36.96)</text:span></text:p>
            </text:list-item>
            <text:list-item>
              <text:p text:style-name="P4">Chhattisgarh <text:span text:style-name="T3">(39.93)</text:span></text:p>
            </text:list-item>
            <text:list-item>
              <text:p text:style-name="P4">Andaman and Nicobar Islands</text:p>
            </text:list-item>
            <text:list-item>
              <text:p text:style-name="P4">Lakshadweep</text:p>
            </text:list-item>
            <text:list-item>
              <text:p text:style-name="P4">Puducherry</text:p>
            </text:list-item>
            <text:list-item>
              <text:p text:style-name="P4">Daman and Diu</text:p>
            </text:list-item>
            <text:list-item>
              <text:p text:style-name="P4">Delhi</text:p>
            </text:list-item>
            <text:list-item>
              <text:p text:style-name="P4">Chandigarh</text:p>
            </text:list-item>
            <text:list-item>
              <text:p text:style-name="P4">Dadra and Nagar Haveli</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2T22:56:17.456329516</meta:creation-date>
    <dc:date>2019-06-02T23:54:16.715381202</dc:date>
    <meta:editing-duration>PT56M43S</meta:editing-duration>
    <meta:editing-cycles>17</meta:editing-cycles>
    <meta:generator>LibreOffice/6.2.2.2$Linux_X86_64 LibreOffice_project/20$Build-2</meta:generator>
    <meta:document-statistic meta:table-count="0" meta:image-count="0" meta:object-count="0" meta:page-count="2" meta:paragraph-count="39" meta:word-count="200" meta:character-count="1099" meta:non-whitespace-character-count="976"/>
  </office:meta>
</office:document-meta>
</file>